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trole de flux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DICIONAIS IF, ELSE IF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F: é uma estrutura de condicional que executará um bloco de código caso a condição seja atendida.</text:p>
              </text:list-item>
              <text:list-item>
                <text:p>ELSE IF: é a segunda parte do IF, caso uma condição não seja atendida podemos colocar outra condição para ser atendida.</text:p>
              </text:list-item>
              <text:list-item>
                <text:p>ELSE: caso nenhuma condição seja atendida o ELSE será executa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RADOR TERNÁRIO</text:p>
          </draw:text-box>
        </draw:frame>
        <draw:frame presentation:style-name="pr7" draw:layer="layout" svg:width="26cm" svg:height="10cm" svg:x="0.961cm" svg:y="2.942cm" presentation:class="outline" presentation:user-transformed="true">
          <draw:text-box>
            <text:list text:style-name="L2">
              <text:list-item>
                <text:p>É um IF simplificado ex:</text:p>
                <text:p>var num = 5;</text:p>
                <text:p>var maior = num &gt; 4 ? true : false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WITCH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ssa estrutura é uma alternativa para simplificar a tomada de decisões. Em vez de usar vários IF, pode-se usar um SWITCH para deixar o código mais limpo.</text:p>
              </text:list-item>
              <text:list-item>
                <text:p>switch(parametro){</text:p>
                <text:list>
                  <text:list-header>
                    <text:p>case ‘valor1’:</text:p>
                    <text:list>
                      <text:list-header>
                        <text:p>código;</text:p>
                        <text:p>break;</text:p>
                      </text:list-header>
                    </text:list>
                    <text:p>case ‘valor2’:</text:p>
                    <text:list>
                      <text:list-header>
                        <text:p>código;</text:p>
                        <text:p>break;</text:p>
                      </text:list-header>
                    </text:list>
                  </text:list-header>
                </text:list>
                <text:p>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OP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s loops servem para repetir uma estrutura de código repetidas vezes até que uma condição seja satisfeit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3:58:31.802000000</meta:creation-date>
    <meta:editing-duration>PT8M49S</meta:editing-duration>
    <meta:editing-cycles>2</meta:editing-cycles>
    <meta:generator>LibreOffice/24.2.5.2$Windows_X86_64 LibreOffice_project/bffef4ea93e59bebbeaf7f431bb02b1a39ee8a59</meta:generator>
    <dc:title>Blue Curve</dc:title>
    <dc:date>2024-11-14T00:37:19.528000000</dc:date>
    <meta:document-statistic meta:object-count="54"/>
  </office:meta>
</office:document-meta>
</file>